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bee" officeooo:paragraph-rsid="00056bee"/>
    </style:style>
    <style:style style:name="P2" style:family="paragraph" style:parent-style-name="Standard">
      <style:text-properties officeooo:rsid="00056bee" officeooo:paragraph-rsid="00056bee"/>
    </style:style>
    <style:style style:name="P3" style:family="paragraph" style:parent-style-name="Standard">
      <style:text-properties officeooo:rsid="0009efea" officeooo:paragraph-rsid="0009efea"/>
    </style:style>
    <style:style style:name="T1" style:family="text">
      <style:text-properties officeooo:rsid="000834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iver do MySQL para o JAVA:</text:p>
      <text:p text:style-name="P1"><text:a xlink:type="simple" xlink:href="https://dev.mysql.com/downloads/connector/j/3.0.html" text:style-name="Internet_20_link" text:visited-style-name="Visited_20_Internet_20_Link">https://dev.mysql.com/downloads/connector/j/3.0.html</text:a></text:p>
      <text:p text:style-name="P1">Video Aula da conexão com BD:</text:p>
      <text:p text:style-name="P1"><text:a xlink:type="simple" xlink:href="https://www.youtube.com/watch?v=U6bjToSPhWA" text:style-name="Internet_20_link" text:visited-style-name="Visited_20_Internet_20_Link">https://www.youtube.com/watch?v=U6bjToSPhWA</text:a></text:p>
      <text:p text:style-name="P1"/>
      <text:p text:style-name="P1"/>
      <text:p text:style-name="P1">//<text:span text:style-name="T1">Colocar unique no tópico</text:span></text:p>
      <text:p text:style-name="P3">Preencher JcomboBox</text:p>
      <text:p text:style-name="P3">https://www.youtube.com/watch?v=hKL6MY1Ez9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7T16:24:10.655536053</meta:creation-date>
    <dc:date>2019-09-18T17:10:44.398105754</dc:date>
    <meta:editing-duration>PT1H19M31S</meta:editing-duration>
    <meta:editing-cycles>8</meta:editing-cycles>
    <meta:generator>LibreOffice/6.3.1.2$Linux_X86_64 LibreOffice_project/522b3d05dbc14df140b4b4e8cb5fa288e6bf2465</meta:generator>
    <meta:document-statistic meta:table-count="0" meta:image-count="0" meta:object-count="0" meta:page-count="1" meta:paragraph-count="7" meta:word-count="21" meta:character-count="240" meta:non-whitespace-character-count="226"/>
  </office:meta>
</office:document-meta>
</file>